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106251607"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451649425"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long int n): calculate the minimum potential of n nodes on a unit sphere, based on the equation given in the design document</text:p>
      <text:p text:style-name="P2"/>
      <text:p text:style-name="P2"><text:tab/><text:tab/>double calculateMinimumPotentialDifferent(long int init_n, long int final_n): calculate the change in minimum potential due to going from init_n nodes to final_n nodes</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const 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9T14:16:32</dc:date>
    <meta:editing-duration>PT9H20M31S</meta:editing-duration>
    <meta:editing-cycles>125</meta:editing-cycles>
    <meta:generator>LibreOffice/3.5$Linux_x86 LibreOffice_project/350m1$Build-2</meta:generator>
    <meta:document-statistic meta:table-count="0" meta:image-count="0" meta:object-count="0" meta:page-count="7" meta:paragraph-count="109" meta:word-count="2529" meta:character-count="16894" meta:non-whitespace-character-count="14284"/>
  </office:meta>
</office:document-meta>
</file>